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Betfair Odds</text:p>
          </table:table-cell>
          <table:table-cell table:style-name="ce1" office:value-type="string" calcext:value-type="string">
            <text:p>Cuetracker Prob</text:p>
          </table:table-cell>
          <table:table-cell table:style-name="ce1" office:value-type="string" calcext:value-type="string">
            <text:p>EV</text:p>
          </table:table-cell>
          <table:table-cell table:style-name="ce2" office:value-type="string" calcext:value-type="string">
            <text:p>Bet</text:p>
          </table:table-cell>
          <table:table-cell office:value-type="string" calcext:value-type="string">
            <text:p>Win/Lose</text:p>
          </table:table-cell>
          <table:table-cell office:value-type="string" calcext:value-type="string">
            <text:p>Running Total</text:p>
          </table:table-cell>
        </table:table-row>
        <table:table-row table:style-name="ro1">
          <table:table-cell/>
          <table:table-cell table:style-name="ce1" table:number-columns-repeated="4"/>
          <table:table-cell table:style-name="ce2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Luca Brecel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5.64" calcext:value-type="float">
            <text:p>45.64</text:p>
          </table:table-cell>
          <table:table-cell table:style-name="ce1" table:formula="of:=([.C3]-1)*([.D3]*0.01)-(1-([.D3]*0.01))" office:value-type="float" office:value="1.14508" calcext:value-type="float">
            <text:p>1.14508</text:p>
          </table:table-cell>
          <table:table-cell table:style-name="ce2" table:formula="of:=IF([.E3]&gt;0.25;[.E3]/0.125;0)" office:value-type="float" office:value="9.16064" calcext:value-type="float">
            <text:p>9.16064</text:p>
          </table:table-cell>
          <table:table-cell office:value-type="float" office:value="1" calcext:value-type="float">
            <text:p>1</text:p>
          </table:table-cell>
          <table:table-cell table:formula="of:=IF([.G3]&gt;0;[.H2]+([.F3]*([.C3]-1));[.H2]-[.F3])" office:value-type="float" office:value="33.894368" calcext:value-type="float">
            <text:p>33.894368</text:p>
          </table:table-cell>
        </table:table-row>
        <table:table-row table:style-name="ro1">
          <table:table-cell/>
          <table:table-cell table:style-name="ce1" office:value-type="string" calcext:value-type="string">
            <text:p>Judd Trump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54.36" calcext:value-type="float">
            <text:p>54.36</text:p>
          </table:table-cell>
          <table:table-cell table:style-name="ce1" table:formula="of:=([.C4]-1)*([.D4]*0.01)-(1-([.D4]*0.01))" office:value-type="float" office:value="-0.315064" calcext:value-type="float">
            <text:p>-0.315064</text:p>
          </table:table-cell>
          <table:table-cell table:style-name="ce2" table:formula="of:=IF([.E4]&gt;0.25;[.E4]/0.125;0)" office:value-type="float" office:value="0" calcext:value-type="float">
            <text:p>0</text:p>
          </table:table-cell>
          <table:table-cell/>
          <table:table-cell table:formula="of:=IF([.G4]&gt;0;[.H3]+([.F4]*([.C4]-1));[.H3]-[.F4])" office:value-type="float" office:value="33.894368" calcext:value-type="float">
            <text:p>33.894368</text:p>
          </table:table-cell>
        </table:table-row>
        <table:table-row table:style-name="ro1">
          <table:table-cell/>
          <table:table-cell table:style-name="ce1" office:value-type="string" calcext:value-type="string">
            <text:p>Mark Williams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56.4" calcext:value-type="float">
            <text:p>56.4</text:p>
          </table:table-cell>
          <table:table-cell table:style-name="ce1" table:formula="of:=([.C5]-1)*([.D5]*0.01)-(1-([.D5]*0.01))" office:value-type="float" office:value="-0.0299200000000001" calcext:value-type="float">
            <text:p>-0.02992</text:p>
          </table:table-cell>
          <table:table-cell table:style-name="ce2" table:formula="of:=IF([.E5]&gt;0.25;[.E5]/0.125;0)" office:value-type="float" office:value="0" calcext:value-type="float">
            <text:p>0</text:p>
          </table:table-cell>
          <table:table-cell/>
          <table:table-cell table:formula="of:=IF([.G5]&gt;0;[.H4]+([.F5]*([.C5]-1));[.H4]-[.F5])" office:value-type="float" office:value="33.894368" calcext:value-type="float">
            <text:p>33.894368</text:p>
          </table:table-cell>
        </table:table-row>
        <table:table-row table:style-name="ro1">
          <table:table-cell/>
          <table:table-cell table:style-name="ce1" office:value-type="string" calcext:value-type="string">
            <text:p>Graeme Dott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table:formula="of:=([.C6]-1)*([.D6]*0.01)-(1-([.D6]*0.01))" office:value-type="float" office:value="0.0202399999999999" calcext:value-type="float">
            <text:p>0.02024</text:p>
          </table:table-cell>
          <table:table-cell table:style-name="ce2" table:formula="of:=IF([.E6]&gt;0.25;[.E6]/0.125;0)" office:value-type="float" office:value="0" calcext:value-type="float">
            <text:p>0</text:p>
          </table:table-cell>
          <table:table-cell/>
          <table:table-cell table:formula="of:=IF([.G6]&gt;0;[.H5]+([.F6]*([.C6]-1));[.H5]-[.F6])" office:value-type="float" office:value="33.894368" calcext:value-type="float">
            <text:p>33.894368</text:p>
          </table:table-cell>
        </table:table-row>
        <table:table-row table:style-name="ro1">
          <table:table-cell/>
          <table:table-cell table:style-name="ce1" office:value-type="string" calcext:value-type="string">
            <text:p>Michael Giogio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50.7" calcext:value-type="float">
            <text:p>50.7</text:p>
          </table:table-cell>
          <table:table-cell table:style-name="ce1" table:formula="of:=([.C7]-1)*([.D7]*0.01)-(1-([.D7]*0.01))" office:value-type="float" office:value="0.0545600000000001" calcext:value-type="float">
            <text:p>0.05456</text:p>
          </table:table-cell>
          <table:table-cell table:style-name="ce2" table:formula="of:=IF([.E7]&gt;0.25;[.E7]/0.125;0)" office:value-type="float" office:value="0" calcext:value-type="float">
            <text:p>0</text:p>
          </table:table-cell>
          <table:table-cell/>
          <table:table-cell table:formula="of:=IF([.G7]&gt;0;[.H6]+([.F7]*([.C7]-1));[.H6]-[.F7])" office:value-type="float" office:value="33.894368" calcext:value-type="float">
            <text:p>33.894368</text:p>
          </table:table-cell>
        </table:table-row>
        <table:table-row table:style-name="ro1">
          <table:table-cell/>
          <table:table-cell table:style-name="ce1" office:value-type="string" calcext:value-type="string">
            <text:p>Sunny Akani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49.3" calcext:value-type="float">
            <text:p>49.3</text:p>
          </table:table-cell>
          <table:table-cell table:style-name="ce1" table:formula="of:=([.C8]-1)*([.D8]*0.01)-(1-([.D8]*0.01))" office:value-type="float" office:value="-0.06823" calcext:value-type="float">
            <text:p>-0.06823</text:p>
          </table:table-cell>
          <table:table-cell table:style-name="ce2" table:formula="of:=IF([.E8]&gt;0.25;[.E8]/0.125;0)" office:value-type="float" office:value="0" calcext:value-type="float">
            <text:p>0</text:p>
          </table:table-cell>
          <table:table-cell/>
          <table:table-cell table:formula="of:=IF([.G8]&gt;0;[.H7]+([.F8]*([.C8]-1));[.H7]-[.F8])" office:value-type="float" office:value="33.894368" calcext:value-type="float">
            <text:p>33.894368</text:p>
          </table:table-cell>
        </table:table-row>
        <table:table-row table:style-name="ro1">
          <table:table-cell/>
          <table:table-cell table:style-name="ce1" office:value-type="string" calcext:value-type="string">
            <text:p>Nigel Bond </text:p>
          </table:table-cell>
          <table:table-cell table:style-name="ce1" office:value-type="float" office:value="2.74" calcext:value-type="float">
            <text:p>2.74</text:p>
          </table:table-cell>
          <table:table-cell table:style-name="ce1" office:value-type="float" office:value="45.91" calcext:value-type="float">
            <text:p>45.91</text:p>
          </table:table-cell>
          <table:table-cell table:style-name="ce1" table:formula="of:=([.C9]-1)*([.D9]*0.01)-(1-([.D9]*0.01))" office:value-type="float" office:value="0.257934" calcext:value-type="float">
            <text:p>0.257934</text:p>
          </table:table-cell>
          <table:table-cell table:style-name="ce2" table:formula="of:=IF([.E9]&gt;0.25;[.E9]/0.125;0)" office:value-type="float" office:value="2.063472" calcext:value-type="float">
            <text:p>2.063472</text:p>
          </table:table-cell>
          <table:table-cell office:value-type="float" office:value="0" calcext:value-type="float">
            <text:p>0</text:p>
          </table:table-cell>
          <table:table-cell table:formula="of:=IF([.G9]&gt;0;[.H8]+([.F9]*([.C9]-1));[.H8]-[.F9])" office:value-type="float" office:value="31.830896" calcext:value-type="float">
            <text:p>31.830896</text:p>
          </table:table-cell>
        </table:table-row>
        <table:table-row table:style-name="ro1">
          <table:table-cell/>
          <table:table-cell table:style-name="ce1" office:value-type="string" calcext:value-type="string">
            <text:p>Matt Selt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54.09" calcext:value-type="float">
            <text:p>54.09</text:p>
          </table:table-cell>
          <table:table-cell table:style-name="ce1" table:formula="of:=([.C10]-1)*([.D10]*0.01)-(1-([.D10]*0.01))" office:value-type="float" office:value="-0.177832" calcext:value-type="float">
            <text:p>-0.177832</text:p>
          </table:table-cell>
          <table:table-cell table:style-name="ce2" table:formula="of:=IF([.E10]&gt;0.25;[.E10]/0.125;0)" office:value-type="float" office:value="0" calcext:value-type="float">
            <text:p>0</text:p>
          </table:table-cell>
          <table:table-cell/>
          <table:table-cell table:formula="of:=IF([.G10]&gt;0;[.H9]+([.F10]*([.C10]-1));[.H9]-[.F10])" office:value-type="float" office:value="31.830896" calcext:value-type="float">
            <text:p>31.830896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5:54:27.065000000</meta:creation-date>
    <dc:date>2020-01-30T16:04:30.899000000</dc:date>
    <meta:editing-duration>PT10M3S</meta:editing-duration>
    <meta:editing-cycles>3</meta:editing-cycles>
    <meta:generator>LibreOffice/5.3.3.2$Windows_X86_64 LibreOffice_project/3d9a8b4b4e538a85e0782bd6c2d430bafe583448</meta:generator>
    <meta:document-statistic meta:table-count="1" meta:cell-count="58" meta:object-count="0"/>
  </office:meta>
</office:document-meta>
</file>